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size="14pt"/>
    </style:style>
    <style:style style:name="T4" style:family="text">
      <style:text-properties style:font-name="Verdana1" fo:font-size="14pt" fo:font-weight="bold"/>
    </style:style>
    <style:style style:name="T5" style:family="text">
      <style:text-properties style:font-name="Comic Sans MS" fo:font-size="14pt"/>
    </style:style>
    <style:style style:name="T6" style:family="text">
      <style:text-properties fo:color="#0000ff" style:font-name="Verdana1" fo:font-size="14pt"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Salmon Patties</text:span><text:line-break/><text:line-break/><text:line-break/>1- 14 oz. can salmon, drained<text:line-break/>1 cup bread crumbs, made from homemade bread is best!<text:line-break/>2 eggs<text:line-break/>½ cup water<text:line-break/>½ cup powdered milk<text:line-break/>1 T lemon juice<text:line-break/>2 t. Worcestershire sauce<text:line-break/>1 t. cane juice crystals<text:line-break/>1 T dried minced onion<text:line-break/>salt and pepper to taste<text:line-break/>olive oil for frying<text:line-break/><text:line-break/>In a medium size bowl combine all ingredients except olive oil. Break up the salmon as you combine the ingredients. If the mixture is to moist, add a few more bread crumbs. In a frying pan or on a griddle heat olive oil until hot. Form patties with your hands and fry until they are brown, turn and fry until nicely brown on the other side. Serve with tartar sauce. I serve salmon patties with macaroni and cheese and a nice green sal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6:29:51.30</dc:date>
    <dc:creator>Crystal Miller</dc:creator>
    <meta:editing-duration>PT11H37M29S</meta:editing-duration>
    <meta:editing-cycles>2</meta:editing-cycles>
    <meta:generator>OpenOffice/4.1.1$Win32 OpenOffice.org_project/411m6$Build-9775</meta:generator>
    <meta:document-statistic meta:table-count="0" meta:image-count="0" meta:object-count="0" meta:page-count="1" meta:paragraph-count="1" meta:word-count="137" meta:character-count="714"/>
  </office:meta>
</office:document-meta>
</file>